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JXPathBinding.doLoad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extJXPathBinding.ContextJXPathBinding( JXPathBindingBuilderBase . CommonAttributes commonAtts , String context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JXPathBinding.ContextJXPathBinding( JXPathBindingBuilderBase . CommonAttributes commonAtts , String contextPath , String factoryClassName , JXPathBindingBase [ ] childBind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JXPathBinding.getFactoryClas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JXPathBinding.doSave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